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serif" svg:font-family="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aa5fb" officeooo:paragraph-rsid="001aa5fb"/>
    </style:style>
    <style:style style:name="P6" style:family="paragraph" style:parent-style-name="Text_20_body">
      <style:text-properties officeooo:rsid="001c6eec" officeooo:paragraph-rsid="001c6eec"/>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rsid="00246c61" officeooo:paragraph-rsid="003bd4dd"/>
    </style:style>
    <style:style style:name="P14" style:family="paragraph" style:parent-style-name="Text_20_body">
      <style:text-properties officeooo:paragraph-rsid="0054f592"/>
    </style:style>
    <style:style style:name="P15" style:family="paragraph" style:parent-style-name="Text_20_body">
      <style:text-properties officeooo:paragraph-rsid="005de21d"/>
    </style:style>
    <style:style style:name="P16" style:family="paragraph" style:parent-style-name="Text_20_body">
      <style:text-properties officeooo:rsid="00563e94" officeooo:paragraph-rsid="006563c5"/>
    </style:style>
    <style:style style:name="P17" style:family="paragraph" style:parent-style-name="Text_20_body">
      <style:text-properties officeooo:rsid="00665176" officeooo:paragraph-rsid="00665176"/>
    </style:style>
    <style:style style:name="P18" style:family="paragraph" style:parent-style-name="Text_20_body">
      <style:paragraph-properties fo:margin-left="1.251cm" fo:margin-right="0cm" fo:text-indent="0cm" style:auto-text-indent="false"/>
      <style:text-properties officeooo:rsid="0067afe6" officeooo:paragraph-rsid="0067afe6"/>
    </style:style>
    <style:style style:name="P19" style:family="paragraph" style:parent-style-name="Standard" style:list-style-name="L5"/>
    <style:style style:name="P20" style:family="paragraph" style:list-style-name="L5"/>
    <style:style style:name="P21" style:family="paragraph" style:list-style-name="L5">
      <style:paragraph-properties fo:margin-left="2.501cm" fo:margin-right="0cm" fo:text-indent="-0.635cm" style:auto-text-indent="false"/>
    </style:style>
    <style:style style:name="P22" style:family="paragraph" style:parent-style-name="Text_20_body" style:list-style-name="L1">
      <style:text-properties officeooo:rsid="00579b6a" officeooo:paragraph-rsid="00579b6a"/>
    </style:style>
    <style:style style:name="P23" style:family="paragraph" style:parent-style-name="Text_20_body" style:list-style-name="L1">
      <style:text-properties officeooo:rsid="001055d8" officeooo:paragraph-rsid="001055d8"/>
    </style:style>
    <style:style style:name="P24" style:family="paragraph" style:parent-style-name="Text_20_body" style:list-style-name="L2">
      <style:text-properties officeooo:paragraph-rsid="0071cfb9"/>
    </style:style>
    <style:style style:name="P25" style:family="paragraph" style:parent-style-name="Text_20_body" style:list-style-name="L2">
      <style:text-properties officeooo:rsid="006bc8c0" officeooo:paragraph-rsid="006bc8c0"/>
    </style:style>
    <style:style style:name="P26" style:family="paragraph" style:parent-style-name="Text_20_body" style:list-style-name="L3">
      <style:text-properties officeooo:rsid="00665176" officeooo:paragraph-rsid="00665176"/>
    </style:style>
    <style:style style:name="P27" style:family="paragraph" style:parent-style-name="Text_20_body">
      <style:text-properties officeooo:rsid="00154c14" officeooo:paragraph-rsid="006db42a"/>
    </style:style>
    <style:style style:name="P28" style:family="paragraph" style:parent-style-name="Text_20_body" style:list-style-name="L4">
      <style:text-properties officeooo:rsid="00154c14" officeooo:paragraph-rsid="006dc217"/>
    </style:style>
    <style:style style:name="P29" style:family="paragraph" style:parent-style-name="Text_20_body">
      <style:text-properties officeooo:rsid="00154c14" officeooo:paragraph-rsid="001c6eec"/>
    </style:style>
    <style:style style:name="P30" style:family="paragraph" style:parent-style-name="Text_20_body">
      <style:text-properties officeooo:rsid="0018cdec" officeooo:paragraph-rsid="006db42a"/>
    </style:style>
    <style:style style:name="P31" style:family="paragraph" style:parent-style-name="Text_20_body" style:list-style-name="L4">
      <style:text-properties officeooo:rsid="006dc217" officeooo:paragraph-rsid="006dc217"/>
    </style:style>
    <style:style style:name="P32" style:family="paragraph" style:parent-style-name="Text_20_body" style:list-style-name="L2">
      <style:text-properties officeooo:rsid="0071cfb9" officeooo:paragraph-rsid="0071cfb9"/>
    </style:style>
    <style:style style:name="P33" style:family="paragraph" style:parent-style-name="Text_20_body" style:list-style-name="L5">
      <style:text-properties officeooo:rsid="00747dad" officeooo:paragraph-rsid="0079d085"/>
    </style:style>
    <style:style style:name="P34" style:family="paragraph" style:parent-style-name="Text_20_body" style:list-style-name="L5"/>
    <style:style style:name="P35" style:family="paragraph" style:parent-style-name="Text_20_body" style:list-style-name="L4">
      <style:text-properties officeooo:rsid="0075304d" officeooo:paragraph-rsid="0075304d"/>
    </style:style>
    <style:style style:name="P36" style:family="paragraph" style:parent-style-name="Text_20_body" style:list-style-name="L4">
      <style:text-properties officeooo:rsid="007f238d" officeooo:paragraph-rsid="007f238d"/>
    </style:style>
    <style:style style:name="P37" style:family="paragraph" style:parent-style-name="Text_20_body">
      <style:text-properties officeooo:rsid="007f238d" officeooo:paragraph-rsid="007f238d"/>
    </style:style>
    <style:style style:name="P38"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39" style:family="paragraph" style:parent-style-name="Text_20_body">
      <style:paragraph-properties fo:margin-left="2.501cm" fo:margin-right="0cm" fo:text-indent="-0.635cm" style:auto-text-indent="false"/>
      <style:text-properties officeooo:rsid="00665176" officeooo:paragraph-rsid="00665176"/>
    </style:style>
    <style:style style:name="P40" style:family="paragraph" style:parent-style-name="Text_20_body" style:list-style-name="L5">
      <style:paragraph-properties fo:margin-left="2.501cm" fo:margin-right="0cm" fo:text-indent="-0.635cm" style:auto-text-indent="false"/>
    </style:style>
    <style:style style:name="P41" style:family="paragraph" style:list-style-name="L5">
      <style:paragraph-properties fo:margin-left="2.501cm" fo:margin-right="0cm" fo:text-indent="-0.635cm" style:auto-text-indent="false"/>
    </style:style>
    <style:style style:name="P42" style:family="paragraph" style:parent-style-name="Text_20_body">
      <style:paragraph-properties fo:margin-left="1.251cm" fo:margin-right="0cm" fo:text-indent="0cm" style:auto-text-indent="false"/>
      <style:text-properties officeooo:rsid="0067afe6" officeooo:paragraph-rsid="0067afe6"/>
    </style:style>
    <style:style style:name="P43" style:family="paragraph" style:parent-style-name="Text_20_body">
      <style:paragraph-properties fo:margin-left="1.251cm" fo:margin-right="0cm" fo:text-indent="0cm" style:auto-text-indent="false"/>
      <style:text-properties officeooo:rsid="006f86fa" officeooo:paragraph-rsid="006f86fa"/>
    </style:style>
    <style:style style:name="P44" style:family="paragraph" style:parent-style-name="Text_20_body">
      <style:paragraph-properties fo:margin-left="1.251cm" fo:margin-right="0cm" fo:text-indent="0cm" style:auto-text-indent="false"/>
      <style:text-properties officeooo:rsid="0077fba2" officeooo:paragraph-rsid="0077fba2"/>
    </style:style>
    <style:style style:name="P45" style:family="paragraph" style:parent-style-name="Text_20_body">
      <style:paragraph-properties fo:margin-left="0cm" fo:margin-right="0cm" fo:text-indent="0cm" style:auto-text-indent="false"/>
      <style:text-properties officeooo:rsid="0067afe6" officeooo:paragraph-rsid="006db42a"/>
    </style:style>
    <style:style style:name="P46" style:family="paragraph" style:parent-style-name="Text_20_body">
      <style:paragraph-properties fo:margin-left="0cm" fo:margin-right="0cm" fo:text-indent="0cm" style:auto-text-indent="false"/>
      <style:text-properties officeooo:rsid="006db42a" officeooo:paragraph-rsid="006db42a"/>
    </style:style>
    <style:style style:name="P47" style:family="paragraph" style:parent-style-name="Text_20_body">
      <style:paragraph-properties fo:margin-left="0cm" fo:margin-right="0cm" fo:text-indent="0cm" style:auto-text-indent="false"/>
      <style:text-properties officeooo:rsid="00154c14" officeooo:paragraph-rsid="006db42a"/>
    </style:style>
    <style:style style:name="P48" style:family="paragraph" style:parent-style-name="Text_20_body">
      <style:paragraph-properties fo:margin-left="0cm" fo:margin-right="0cm" fo:text-indent="0cm" style:auto-text-indent="false"/>
      <style:text-properties officeooo:rsid="001aa5fb" officeooo:paragraph-rsid="006dc217"/>
    </style:style>
    <style:style style:name="P49" style:family="paragraph" style:parent-style-name="Text_20_body">
      <style:paragraph-properties fo:margin-left="0cm" fo:margin-right="0cm" fo:text-indent="0cm" style:auto-text-indent="false"/>
      <style:text-properties officeooo:rsid="006f86fa" officeooo:paragraph-rsid="006f86fa"/>
    </style:style>
    <style:style style:name="P50" style:family="paragraph" style:parent-style-name="Heading_20_1">
      <style:text-properties officeooo:paragraph-rsid="000fb87d"/>
    </style:style>
    <style:style style:name="P51"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64a32"/>
    </style:style>
    <style:style style:name="T23" style:family="text">
      <style:text-properties officeooo:rsid="005ab428"/>
    </style:style>
    <style:style style:name="T24" style:family="text">
      <style:text-properties officeooo:rsid="005c8a37"/>
    </style:style>
    <style:style style:name="T25" style:family="text">
      <style:text-properties officeooo:rsid="005ce816"/>
    </style:style>
    <style:style style:name="T26" style:family="text">
      <style:text-properties officeooo:rsid="00607764"/>
    </style:style>
    <style:style style:name="T27" style:family="text">
      <style:text-properties officeooo:rsid="0063dae9"/>
    </style:style>
    <style:style style:name="T28" style:family="text">
      <style:text-properties officeooo:rsid="0068d908"/>
    </style:style>
    <style:style style:name="T29" style:family="text">
      <style:text-properties officeooo:rsid="006db42a"/>
    </style:style>
    <style:style style:name="T30" style:family="text">
      <style:text-properties officeooo:rsid="0070df4e"/>
    </style:style>
    <style:style style:name="T31" style:family="text">
      <style:text-properties officeooo:rsid="0071cfb9"/>
    </style:style>
    <style:style style:name="T32" style:family="text">
      <style:text-properties officeooo:rsid="006bc8c0"/>
    </style:style>
    <style:style style:name="T33" style:family="text">
      <style:text-properties fo:font-weight="normal" style:font-weight-asian="normal" style:font-weight-complex="normal"/>
    </style:style>
    <style:style style:name="T34" style:family="text">
      <style:text-properties officeooo:rsid="0072b1ce"/>
    </style:style>
    <style:style style:name="T35" style:family="text">
      <style:text-properties officeooo:rsid="00747dad"/>
    </style:style>
    <style:style style:name="T36" style:family="text">
      <style:text-properties style:font-name="sans-serif" fo:font-size="15pt"/>
    </style:style>
    <style:style style:name="T37" style:family="text">
      <style:text-properties officeooo:rsid="007cbe3c"/>
    </style:style>
    <style:style style:name="T38" style:family="text">
      <style:text-properties style:font-name="serif" fo:font-size="12pt"/>
    </style:style>
    <style:style style:name="T39" style:family="text">
      <style:text-properties officeooo:rsid="0067afe6"/>
    </style:style>
    <style:style style:name="T40" style:family="text">
      <style:text-properties officeooo:rsid="007f29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3">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5">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5"><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text:soft-pag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ere minderjährigen Aufmerksamkeit“[B.Stiegler L.d.S. 30]</text:span></text:p>
      <text:p text:style-name="P8"><text:s/>Es beginnt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text:p>
      <text:p text:style-name="P14"><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eigenen zu machen. In der Verantwortung für unsere Kinder finden wir eine ähnliche Subjekt-</text:span><text:soft-page-break/><text:span text:style-name="T11">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7">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 So m</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text:span></text:p>
      <text:p text:style-name="P13"><text:s text:c="2"/></text:p>
      <text:p text:style-name="P16">Allein diese kurzen Dar- und Überlegungen zeigen wie sehr die Welt Kopf steht, wie sehr das einfache und reale abgehoben scheint, wie weit weg von der Norm. „Die Verdinglichung, kraft dere<text:span text:style-name="T22">n</text:span> die <text:span text:style-name="T22">einzig</text:span>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text:span text:style-name="T22">durchschauen</text:span> objektiv den Charakter der <text:span text:style-name="T22">Halluzination</text:span> gewinnt. “ [Horkheimer/Ardono, Dialektik der Aufklärung, S. 215, 21 Auflage, 2013]<text:span text:style-name="T26">Die Norm wird heute nicht mehr von dem Menschen Definiert sie ist ein Marketing gestiftetes Produkt entsprechend enthält sie keine andere Zweckheftigkeit als den Konsum. Das Marketing richtet sich speziell an die Kinder und Jugendliche ihre Aufmerksamkeit zu binden. <text:s/>Es zerstört den Generationen Vertrag in dem es die Jugendlichen zu Vorbilder für uns Erwachsenen macht. Noch 2010 war 26 das neue 18, heute 2015 ist es 29. Die Extrapolation macht eines klar, es wird bald keine Erwachsen mehr geben, keine mündigen Menschen die fähig wären Verantwortung für die Kinder zu übernehmen. Eine Welt von verantwortungslosen Konsumenten, das ist das Ziel des Marketing. <text:s/>"Heute, da der freie Markt zu Ende geht verschanzt sich in ihr [der Reklame, </text:span><text:soft-page-break/><text:span text:style-name="T26">(Einfügung des Autors)] die Herrschaft des Systems." [Horkheimer/Adorno, "Dialektik der Aufklärung", Fischer Verlag 21 Auflage 2013, S.171 ] </text:span></text:p>
      <text:p text:style-name="P6"/>
      <text:p text:style-name="P29"/>
      <text:h text:style-name="P50"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7524626494823035835" text:style-name="L1">
        <text:list-item>
          <text:p text:style-name="P22">Keine Werbung/Marketing</text:p>
        </text:list-item>
        <text:list-item>
          <text:p text:style-name="P23">Weniger Produktion → weniger Arbeit → mehr zeit für Kinder</text:p>
        </text:list-item>
        <text:list-item>
          <text:p text:style-name="P23">Pazifismus</text:p>
        </text:list-item>
      </text:list>
      <text:p text:style-name="P9"/>
      <text:h text:style-name="Heading_20_1" text:outline-level="1">Grundbestimmungen</text:h>
      <text:list xml:id="list4273065422881616717" text:style-name="L2">
        <text:list-item>
          <text:p text:style-name="P25">Pazifismus – Der Pazifismus ist die <text:span text:style-name="T40">k</text:span>onsequente <text:span text:style-name="T40">F</text:span>olge der Verantwortung, er muss in dem Sinne Radikal sein als das wir verstehen müssen das Krieg nur mit Kriegsgerät stattfinden kann und wir Aufhören müssen welches zu Produzieren.</text:p>
        </text:list-item>
        <text:list-item>
          <text:p text:style-name="P24"><text:span text:style-name="T32">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3">Theodizee</text:span></text:a><text:span text:style-name="T31">). Wir können unser Verantwortung nicht abgeben, dann leugneten wir sie, wir müssen das „böse Mädchen“ leugnen. Das scheint mir rational.</text:span></text:p>
        </text:list-item>
        <text:list-item>
          <text:p text:style-name="P25">Anti-Utopistisch – Wir müssen in der Verantwortung bei den existierenden Menschen bleiben, die Gegenwart ist der Raum in der die Zukunft gestaltbar ist, nicht die <text:span text:style-name="T29">Zukunft. Konkrete Menschen können Ziel unsere Verantwortung sein nicht mögliche.</text:span></text:p>
        </text:list-item>
        <text:list-item>
          <text:p text:style-name="P32">Strukturelle Unabgeschossenheit – Wir, als lebende Menschen, sind Strukturell unabgeschlossen, darin genau besteht unsere Möglichkeit zur Entwicklung. <text:span text:style-name="T37">D</text:span>edes unsere Sozialen Produkte ist gleich<text:span text:style-name="T37">t uns darin:</text:span> Die Partei ist Strukturell unabgeschlossen, unablässig müssen wir die Strukturen der Partei verändern, <text:span text:style-name="T34">so ist die Gesellschaft. Es kann nicht unser Ziel sein eine Perfekte Gesellschaft zu bauen, eine solche kann es unter diesen Voraussetzungen nicht geben. Unser Ziel kann nur die Entwicklung der Gesellschaft sein, das können wir Leisten.</text:span></text:p>
          <text:p text:style-name="P25"/>
        </text:list-item>
      </text:list>
      <text:p text:style-name="P9"/>
      <text:h text:style-name="Heading_20_1" text:outline-level="1">Struktur</text:h>
      <text:p text:style-name="P17">Die aufgebauten Strukturen sollen es den Menschen leicht machen sich beteiligen zu können und sie soll Gerecht sein und den Parteimitgliedern ermöglichen Verantwortung zu <text:span text:style-name="T29">übernehmen.</text:span> Damit die angestrebte Gesellschaft vorwegzunehmen <text:span text:style-name="T29">bzw. andeuten in welchen Strukturen sie sich </text:span><text:soft-page-break/><text:span text:style-name="T29">bewegen könnte.</text:span></text:p>
      <text:p text:style-name="P17"/>
      <text:list xml:id="list2725103551733608651" text:style-name="L3">
        <text:list-item>
          <text:p text:style-name="P26">Bundesverband</text:p>
        </text:list-item>
        <text:list-item>
          <text:p text:style-name="P38">Landesverband</text:p>
        </text:list-item>
        <text:list-item>
          <text:p text:style-name="P38">Kreisverband</text:p>
        </text:list-item>
        <text:list-item>
          <text:p text:style-name="P38">Squats (Arbeitsgruppen)</text:p>
        </text:list-item>
      </text:list>
      <text:p text:style-name="P39"/>
      <text:p text:style-name="P49">Die Mitglieder der höheren Versammlungen werden wie in dem klassischen Parteien per Delegation bestimmt. Es ist ein Amt das per Losverfahren vergeben wird.</text:p>
      <text:p text:style-name="P17"/>
      <text:p text:style-name="P17">Ämterwahlen werden per Losverfahren entschieden.</text:p>
      <text:p text:style-name="P18">Das Losverfahren als Personen Wahl fühlt sich im ersten Moment willkürlich an und daher nicht Rational, bei genauerer Betrachtung aber enthält es viele Vorteile, zu denen Zählen die Gerechtigkeit, kein Netzwerk, keine Lobby können den Wahlausgang beeinflussen. Es ist Paritätisch, das Zusammensetzungverhältnis entspricht immer den realen Zusammensetzungsverhältnissen. Es ist effektiv, Personenwahlen verschlingen ein großes <text:span text:style-name="T30">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8">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8">Satzung</text:span></text:a><text:span text:style-name="T28"> schreiben und es sieht estmal nicht gut aus VERBOTEN vielleicht)</text:span></text:p>
      <text:p text:style-name="P44">Wichtig wäre es einen Mechanismus zu haben, das schlechte Los zu korrigieren. Eine bestätigungs-Wahl z.B.. Durchfaller werden ersetzt durch ihren Nachfolger.</text:p>
      <text:p text:style-name="P18"/>
      <text:p text:style-name="P49">Ständige Mitgliderversammlung per LQFB.</text:p>
      <text:p text:style-name="P43">Die Positionen können per LQFB online, für alle zugänglich, erarbeitet werden. Dies ermöglicht allen Mitgliedern einen direkten Zugang zu den Entscheidungsmechnismen der Partei. </text:p>
      <text:p text:style-name="P18"/>
      <text:h text:style-name="P51" text:outline-level="2">Formalien</text:h>
      <text:list xml:id="list3703804460621836867" text:style-name="L5">
        <text:list-item>
          <text:p text:style-name="P34"><text:span text:style-name="T35">Satzung <text:s/>z.B.(</text:span><text:a xlink:type="simple" xlink:href="https://wiki.piratenpartei.de/Bundessatzung"><text:span text:style-name="T35">https://wiki.piratenpartei.de/Bundessatzung</text:span></text:a><text:span text:style-name="T35">) </text:span>Die Mindestanforderungen, denen eine Parteisatzung entsprechen muss, ergeben sich aus § 6 Absatz 2 Nummer 1 bis 12 Parteiengesetz sowie den ergänzenden Regelungen im zweiten, dritten und fünften Abschnitt des Parteiengesetzes. </text:p>
        </text:list-item>
        <text:list-item>
          <text:p text:style-name="P40">Geschäftsordnung für Parteitage und Versammlungen</text:p>
        </text:list-item>
        <text:list-item>
          <text:p text:style-name="P40">Wahlordnung</text:p>
        </text:list-item>
        <text:list-item>
          <text:p text:style-name="P40">Finanzordnung</text:p>
        </text:list-item>
        <text:list-item>
          <text:p text:style-name="P40">Schiedsgerichtsordnung</text:p>
        </text:list-item>
        <text:list-item>
          <text:p><text:soft-page-break/>Geschäftsordnung für Beirat, Kommissionen und Arbeitskreise</text:p>
          <text:p text:style-name="P40"/>
        </text:list-item>
        <text:list-item>
          <text:p text:style-name="P19">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19">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p text:style-name="P19"/>
          <text:p text:style-name="P33"><text:span text:style-name="T36"/></text:p>
        </text:list-item>
      </text:list>
      <text:p text:style-name="P45"/>
      <text:p text:style-name="P45"><text:span text:style-name="T29">Sammlung Zitate</text:span></text:p>
      <text:p text:style-name="P30">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47"/>
      <text:p text:style-name="P27">„<text:span text:style-name="T24">In der Fähigkeit, überhaupt Zwecke zu haben, können wir ein Gut-an-sich sehen, vom dem intuitiv gewiß ist, daß es aller Zwecklosigkeit des Seins unendlich überlegen ist.</text:span>“ <text:span text:style-name="T24">[hj 154]</text:span></text:p>
      <text:p text:style-name="P47"/>
      <text:p text:style-name="P47">„<text:span text:style-name="T25">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5">[hj 185]</text:span></text:p>
      <text:p text:style-name="P47"/>
      <text:p text:style-name="Text_20_body"><text:span text:style-name="T39">„</text:span>In seiner Identifikation mit der Erziehungsperson identifiziert sich das Kind mit etwas, womit dieser Erwachsene sich seinerseits als Kind seiner Eltern identifiziert hat, und diese wiederum mit ihren Eltern, und das <text:span text:style-name="T37">ü</text:span>ber Generationen hinweg – so daß der Identifikationsprozeß etwas ist, was die Generationen zugleich unterscheidet und verbinde<text:span text:style-name="T37">t.“ [LDS 16]</text:span></text:p>
      <text:p text:style-name="P46"/>
      <text:p text:style-name="P46">Sammlung Literatur</text:p>
      <text:list xml:id="list56557197772182236" text:style-name="L4">
        <text:list-item>
          <text:p text:style-name="P28">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31">Hans Jonas „Prinzip Verantwortung“</text:p>
        </text:list-item>
        <text:list-item>
          <text:p text:style-name="P31">Bernad Stiegler „Logik der Sorge“</text:p>
        </text:list-item>
      </text:list>
      <text:p text:style-name="P37">Struktur</text:p>
      <text:list xml:id="list194204106802072" text:continue-numbering="true" text:style-name="L4">
        <text:list-item>
          <text:p text:style-name="P35"><text:a xlink:type="simple" xlink:href="https://de.wikipedia.org/wiki/Planungszelle">https://de.wikipedia.org/wiki/Planungszelle</text:a></text:p>
        </text:list-item>
        <text:list-item>
          <text:p text:style-name="P35"><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36"><text:soft-page-break/><text:a xlink:type="simple" xlink:href="http://www.bundeswahlleiter.de/de/parteien/parteigruendung.html">http://www.bundeswahlleiter.de/de/parteien/parteigruendung.html</text:a></text:p>
        </text:list-item>
        <text:list-item>
          <text:p text:style-name="P36"/>
        </text:list-item>
      </text:list>
      <text:p text:style-name="P48"/>
      <text:p text:style-name="P46"/>
      <text:p text:style-name="P45"/>
      <text:p text:style-name="P45"/>
      <text:p text:style-name="P45"><text:s/></text:p>
      <text:p text:style-name="P10">REIN SCHREIN</text:p>
      <text:p text:style-name="P10">SCHW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serif" svg:font-family="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79</meta:editing-cycles>
    <meta:editing-duration>P5DT17H2M38S</meta:editing-duration>
    <dc:date>2015-09-13T19:42:03.596337699</dc:date>
    <dc:creator>Urs Zeidler</dc:creator>
    <meta:document-statistic meta:table-count="0" meta:image-count="0" meta:object-count="0" meta:page-count="7" meta:paragraph-count="68" meta:word-count="2711" meta:character-count="18866" meta:non-whitespace-character-count="16215"/>
    <meta:user-defined meta:name="Info 1"/>
    <meta:user-defined meta:name="Info 2"/>
    <meta:user-defined meta:name="Info 3"/>
    <meta:user-defined meta:name="Info 4"/>
  </office:meta>
</office:document-meta>
</file>